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margin-bottom="0in"/>
      <style:text-properties style:font-size-complex="12pt"/>
    </style:style>
    <style:style style:name="P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2" style:parent-style-name="Textbody" style:family="paragraph">
      <style:paragraph-properties fo:margin-bottom="0in"/>
    </style:style>
    <style:style style:name="T23" style:parent-style-name="DefaultParagraphFont" style:family="text">
      <style:text-properties style:font-size-complex="12pt"/>
    </style:style>
    <style:style style:name="T24" style:parent-style-name="Hyperlink" style:family="text">
      <style:text-properties style:font-size-complex="12pt"/>
    </style:style>
    <style:style style:name="T25" style:parent-style-name="DefaultParagraphFont" style:family="text">
      <style:text-properties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8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he Ultimate Game of Hot-and-Cold</text:p>
      <text:p text:style-name="P3"/>
      <text:p text:style-name="P4">Project Team Members</text:p>
      <text:p text:style-name="P5">Justin Berthelot</text:p>
      <text:p text:style-name="P6">Nicholas Griffin<text:s/></text:p>
      <text:p text:style-name="P7">Hannah Thompson</text:p>
      <text:p text:style-name="P8"/>
      <text:p text:style-name="P9">Project Summary</text:p>
      <text:p text:style-name="P10">Using the Scapy library and a network card in monitor mode, detect specific devices on a network to determine the distance from the card.<text:s/></text:p>
      <text:p text:style-name="P11"/>
      <text:p text:style-name="P12">Goals and Objectives</text:p>
      <text:p text:style-name="P13">Detect and recognize devices connected to a network in order to determine their location.<text:s/></text:p>
      <text:p text:style-name="P14"/>
      <text:p text:style-name="P15">GPIO</text:p>
      <text:p text:style-name="P16">LEDs, resistors, touchscreen, and network card to show data.</text:p>
      <text:p text:style-name="P17"/>
      <text:p text:style-name="P18">GUI</text:p>
      <text:p text:style-name="P19">Show devices connected to a network and distance to target device; allow for selection of a specific device.<text:s/></text:p>
      <text:p text:style-name="P20"/>
      <text:p text:style-name="P21">Github Repository</text:p>
      <text:p text:style-name="P22"><text:span text:style-name="T23">This project's Github repository is located at:<text:s/></text:span><text:a xlink:href="https://github.com/NickG21/CSC-Project" office:target-frame-name="_top" xlink:show="replace"><text:span text:style-name="T24">https://github.com/NickG21/CSC-Project</text:span></text:a><text:span text:style-name="T25"><text:s/></text:span></text:p>
      <text:p text:style-name="P26"/>
      <text:p text:style-name="P27">Gantt Chart</text:p>
      <text:p text:style-name="P28"><draw:frame draw:style-name="a0" draw:name="Picture 1" text:anchor-type="as-char" svg:x="0in" svg:y="0in" svg:width="7in" svg:height="2.28133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number:date-style style:name="N2" number:language="en" number:country="US">
      <number:day number:style="long"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"><text:tab/><text:page-number text:fixed="false">1</text:page-number><text:tab/>Last modified:<text:s/><text:date style:data-style-name="N2">03 Apr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Justin Berthelot</dc:creator>
    <meta:creation-date>2015-08-23T19:45:00Z</meta:creation-date>
    <dc:date>2018-04-03T22:52:00Z</dc:date>
    <meta:template xlink:href="Normal.dotm" xlink:type="simple"/>
    <meta:editing-cycles>251</meta:editing-cycles>
    <meta:editing-duration>PT187657680S</meta:editing-duration>
    <meta:document-statistic meta:page-count="1" meta:paragraph-count="1" meta:word-count="109" meta:character-count="734" meta:row-count="5" meta:non-whitespace-character-count="626"/>
  </office:meta>
</office:document-meta>
</file>